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2.272cm" fo:min-width="5.33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271cm" fo:min-width="8.251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272cm" fo:min-width="4.91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272cm" fo:min-width="6.58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272cm" fo:min-width="7.416cm"/>
    </style:style>
    <style:style style:name="gr6" style:family="graphic" style:parent-style-name="objectwithoutfill">
      <style:graphic-properties draw:fill="none" draw:fill-color="#eeeee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2.271cm" fo:min-width="5.33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2.921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4.8999996185303pt"/>
    </style:style>
    <style:style style:name="P2" style:family="paragraph">
      <loext:graphic-properties draw:fill-color="#eeeeee"/>
      <style:paragraph-properties fo:text-align="center"/>
      <style:text-properties fo:font-size="24.8999996185303pt"/>
    </style:style>
    <style:style style:name="P3" style:family="paragraph">
      <loext:graphic-properties draw:fill="none" draw:fill-color="#eeeeee"/>
      <style:paragraph-properties fo:text-align="center"/>
      <style:text-properties fo:font-size="30pt"/>
    </style:style>
    <style:style style:name="P4" style:family="paragraph">
      <loext:graphic-properties draw:fill-color="#ffffff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5.833cm" svg:height="2.522cm" svg:x="14.741cm" svg:y="0.78cm">
          <text:p text:style-name="P1"><text:span text:style-name="T1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8.751cm" svg:height="2.521cm" svg:x="6.997cm" svg:y="6.535cm">
          <text:p text:style-name="P1"><text:span text:style-name="T1">store-mongoli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417cm" svg:height="2.522cm" svg:x="0.554cm" svg:y="12.926cm">
          <text:p text:style-name="P1"><text:span text:style-name="T1">store-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7.083cm" svg:height="2.522cm" svg:x="7.649cm" svg:y="12.972cm">
          <text:p text:style-name="P1"><text:span text:style-name="T1">store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7.916cm" svg:height="2.522cm" svg:x="16.256cm" svg:y="12.972cm">
          <text:p text:style-name="P1"><text:span text:style-name="T1">store-mongoli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s" svg:x1="11.372cm" svg:y1="9.056cm" svg:x2="11.19cm" svg:y2="12.972cm" draw:start-shape="id1" draw:end-shape="id2" svg:d="M11372 9056v500l-182 2915v501" svg:viewBox="0 0 183 3917">
          <text:p/>
        </draw:connector>
        <draw:custom-shape draw:style-name="gr7" draw:text-style-name="P2" xml:id="id6" draw:id="id6" draw:layer="layout" svg:width="5.834cm" svg:height="2.521cm" svg:x="21.344cm" svg:y="6.623cm">
          <text:p text:style-name="P1"><text:span text:style-name="T1">store-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1.372cm" svg:y1="9.056cm" svg:x2="3.262cm" svg:y2="12.926cm" draw:start-shape="id1" draw:start-glue-point="2" draw:end-shape="id3" draw:end-glue-point="0" svg:d="M11372 9056l-8110 3870" svg:viewBox="0 0 8111 3871">
          <text:p/>
        </draw:connector>
        <draw:connector draw:style-name="gr6" draw:text-style-name="P3" draw:layer="layout" draw:type="line" svg:x1="11.372cm" svg:y1="9.056cm" svg:x2="20.214cm" svg:y2="12.972cm" draw:start-shape="id1" draw:start-glue-point="2" draw:end-shape="id4" draw:end-glue-point="0" svg:d="M11372 9056l8842 3916" svg:viewBox="0 0 8843 3917">
          <text:p/>
        </draw:connector>
        <draw:connector draw:style-name="gr6" draw:text-style-name="P3" draw:layer="layout" draw:type="line" svg:x1="11.372cm" svg:y1="6.535cm" svg:x2="17.657cm" svg:y2="3.302cm" draw:start-shape="id1" draw:start-glue-point="0" draw:end-shape="id5" draw:end-glue-point="2" svg:d="M11372 6535l6285-3233" svg:viewBox="0 0 6286 3234">
          <text:p/>
        </draw:connector>
        <draw:connector draw:style-name="gr6" draw:text-style-name="P3" draw:layer="layout" draw:type="line" svg:x1="24.261cm" svg:y1="6.623cm" svg:x2="17.657cm" svg:y2="3.302cm" draw:start-shape="id6" draw:start-glue-point="0" draw:end-shape="id5" draw:end-glue-point="2" svg:d="M24261 6623l-6604-3321" svg:viewBox="0 0 6605 3322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921cm" svg:x="1.398cm" svg:y="0.695cm" presentation:class="title" presentation:placeholder="true">
          <draw:text-box/>
        </draw:frame>
        <draw:frame presentation:style-name="pr3" draw:layer="layout" svg:width="25.199cm" svg:height="10.149cm" svg:x="1.398cm" svg:y="4.092cm" presentation:class="outline" presentation:placeholder="true">
          <draw:text-box/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9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6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3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1cm" svg:x="1.398cm" svg:y="0.695cm" presentation:class="title" presentation:placeholder="true">
        <draw:text-box/>
      </draw:frame>
      <draw:frame presentation:style-name="Default-outline1" draw:layer="backgroundobjects" svg:width="25.199cm" svg:height="10.149cm" svg:x="1.398cm" svg:y="4.092cm" presentation:class="outline" presentation:placeholder="true">
        <draw:text-box/>
      </draw:frame>
      <draw:frame presentation:style-name="Mpr1" draw:text-style-name="MP2" draw:layer="backgroundobjects" svg:width="6.523cm" svg:height="1.207cm" svg:x="1.398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4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4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03:48:02.097648933</meta:creation-date>
    <dc:date>2017-05-07T04:05:54.229388412</dc:date>
    <meta:editing-duration>PT14M50S</meta:editing-duration>
    <meta:editing-cycles>6</meta:editing-cycles>
    <meta:generator>LibreOffice/5.2.5.1$Linux_X86_64 LibreOffice_project/20m0$Build-1</meta:generator>
    <meta:document-statistic meta:object-count="38"/>
  </office:meta>
</office:document-meta>
</file>